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inherit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Ubuntu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33c3"/>
    </style:style>
    <style:style style:name="P8" style:family="paragraph" style:parent-style-name="Preformatted_20_Text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303336" style:font-name="inherit" fo:font-size="9.75pt" fo:letter-spacing="normal" fo:font-style="normal" fo:font-weight="normal" officeooo:rsid="001533c3" fo:background-color="#eff0f1" loext:char-shading-value="0" loext:padding="0cm" loext:border="none"/>
    </style:style>
    <style:style style:name="T3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8" style:family="text">
      <style:text-properties fo:font-variant="normal" fo:text-transform="none" fo:color="#111111" style:font-name="Ubuntu" fo:font-size="11.2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111111" style:font-name="inherit" fo:font-size="11.25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111111" style:font-name="inherit" fo:font-size="11.25pt" fo:letter-spacing="normal" fo:font-style="normal" fo:font-weight="normal"/>
    </style:style>
    <style:style style:name="T11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962d0c" style:text-line-through-style="none" style:text-line-through-type="none" style:font-name="inherit" fo:font-size="11.25pt" fo:letter-spacing="normal" fo:font-style="normal" style:text-underline-style="none" fo:font-weight="normal" style:text-blinking="false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8">If you want to install openJDK,</text:span></text:span></text:p>
      <text:p text:style-name="P6"><text:span text:style-name="Source_20_Text"><text:span text:style-name="T1">sudo apt-get install openjdk-</text:span></text:span><text:span text:style-name="Source_20_Text"><text:span text:style-name="T4">7</text:span></text:span><text:span text:style-name="Source_20_Text"><text:span text:style-name="T1">-jdk </text:span></text:span></text:p>
      <text:p text:style-name="P1"><text:span text:style-name="T7">If you want to install Oracle JDK, you can use </text:span><text:a xlink:type="simple" xlink:href="http://www.webupd8.org/2012/01/install-oracle-java-jdk-7-in-ubuntu-via.html" text:style-name="Internet_20_link" text:visited-style-name="Visited_20_Internet_20_Link"><text:span text:style-name="T12">PPA from webup8 team</text:span></text:a><text:span text:style-name="T7">.</text:span></text:p>
      <text:p text:style-name="P6"><text:span text:style-name="Source_20_Text"><text:span text:style-name="T1">sudo add-apt-repository ppa:webupd8team/java</text:span></text:span></text:p>
      <text:p text:style-name="P6"><text:span text:style-name="Source_20_Text"><text:span text:style-name="T1">sudo apt-get update</text:span></text:span></text:p>
      <text:p text:style-name="P6"><text:span text:style-name="Source_20_Text"><text:span text:style-name="T1">sudo apt-get install oracle-java7-installer</text:span></text:span></text:p>
      <text:p text:style-name="P1"><text:span text:style-name="Strong_20_Emphasis"><text:span text:style-name="T9">Installing IntelliJ IDEA</text:span></text:span></text:p>
      <text:p text:style-name="P1"><text:span text:style-name="Strong_20_Emphasis"><text:span text:style-name="T9">[Updated Answer]</text:span></text:span></text:p>
      <text:p text:style-name="P1"><text:span text:style-name="T7">Download IntelliJ IDEA CE from </text:span><text:a xlink:type="simple" xlink:href="http://www.jetbrains.com/idea/download/" text:style-name="Internet_20_link" text:visited-style-name="Visited_20_Internet_20_Link"><text:span text:style-name="T12">www.jetbrains.com/idea/download/</text:span></text:a><text:span text:style-name="T7">.</text:span></text:p>
      <text:list xml:id="list5804874506435586924" text:style-name="L1">
        <text:list-item>
          <text:p text:style-name="P3">Extract ideaIC-XX.Y.Z.tar.gz using</text:p>
          <text:p text:style-name="P8"><text:span text:style-name="Source_20_Text"><text:span text:style-name="T1">tar -zxvf ideaIC-XX.Y.Z.tar.gz</text:span></text:span></text:p>
        </text:list-item>
        <text:list-item>
          <text:p text:style-name="P2"><text:span text:style-name="T10">Run </text:span><text:span text:style-name="Source_20_Text"><text:span text:style-name="T11">idea.sh</text:span></text:span><text:span text:style-name="T10"> in </text:span><text:span text:style-name="Source_20_Text"><text:span text:style-name="T11">bin</text:span></text:span><text:span text:style-name="T10"> directory inside the extracted folder.</text:span></text:p>
        </text:list-item>
        <text:list-item>
          <text:p text:style-name="P2"><text:span text:style-name="T10">To create command-line runner, </text:span><text:span text:style-name="Source_20_Text"><text:span text:style-name="T11">Tools &gt; Create Command-line Launcher</text:span></text:span></text:p>
        </text:list-item>
        <text:list-item>
          <text:p text:style-name="P2"><text:span text:style-name="T10">To create a desktop entry, </text:span><text:span text:style-name="Source_20_Text"><text:span text:style-name="T11">Tools &gt; Create Desktop Entry</text:span></text:span></text:p>
        </text:list-item>
      </text:list>
      <text:p text:style-name="P4">That's it. Now, you can launch IntelliJ from Ubuntu dash.</text:p>
      <text:p text:style-name="P6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2:42:23.908324246</meta:creation-date>
    <dc:date>2018-03-05T22:58:47.398449010</dc:date>
    <meta:editing-duration>PT6M13S</meta:editing-duration>
    <meta:editing-cycles>1</meta:editing-cycles>
    <meta:document-statistic meta:table-count="0" meta:image-count="0" meta:object-count="0" meta:page-count="1" meta:paragraph-count="15" meta:word-count="93" meta:character-count="652" meta:non-whitespace-character-count="577"/>
    <meta:generator>LibreOffice/5.1.6.2$Linux_X86_64 LibreOffice_project/10m0$Build-2</meta:generator>
  </office:meta>
</office:document-meta>
</file>